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Olga" svg:font-family="'GFS Olga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b3b3b3" draw:textarea-vertical-align="middle"/>
    </style:style>
    <style:style style:name="gr3" style:family="graphic" style:parent-style-name="standard">
      <style:graphic-properties draw:fill="solid" draw:fill-color="#666666" draw:textarea-vertical-align="middl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3.53cm" svg:x="4.81cm" svg:y="9.89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1" draw:layer="layout" svg:width="1.015cm" svg:height="1.904cm" svg:x="5.318cm" svg:y="10.779cm" svg:viewBox="0 0 1016 1905" draw:points="1016,0 0,508 0,1905 1016,1397">
          <text:p/>
        </draw:polygon>
        <draw:polygon draw:style-name="gr3" draw:text-style-name="P1" draw:layer="layout" svg:width="1.015cm" svg:height="1.904cm" svg:x="6.334cm" svg:y="10.779cm" svg:viewBox="0 0 1016 1905" draw:points="0,0 1016,508 1016,1905 0,1397">
          <text:p/>
        </draw:polygon>
        <draw:polygon draw:style-name="gr4" draw:text-style-name="P1" draw:layer="layout" svg:width="2.031cm" svg:height="1.015cm" svg:x="6.334cm" svg:y="10.271cm" svg:viewBox="0 0 2032 1016" draw:points="0,508 1016,1016 2032,508 1016,0">
          <text:p/>
        </draw:polygon>
        <draw:custom-shape draw:style-name="gr5" draw:text-style-name="P1" draw:layer="layout" svg:width="0.381cm" svg:height="0.381cm" svg:x="6.207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826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6.461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6.08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699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6.207cm" svg:y="10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6.588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953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572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953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6.08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699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57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1cm" svg:height="0.381cm" svg:x="5.19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1" draw:layer="layout" svg:width="1.015cm" svg:height="1.904cm" svg:x="5.318cm" svg:y="11.287cm" svg:viewBox="0 0 1016 1905" draw:points="0,0 1016,508 1016,1905 0,1397">
          <text:p/>
        </draw:polygon>
        <draw:polygon draw:style-name="gr6" draw:text-style-name="P1" draw:layer="layout" svg:width="1.015cm" svg:height="1.904cm" svg:x="6.334cm" svg:y="11.287cm" svg:viewBox="0 0 1016 1905" draw:points="1016,0 0,508 0,1905 1016,1397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FS Olga" svg:font-family="'GFS Olga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2T12:16:05.010470000</dc:date>
    <meta:generator>LibreOffice/4.1.1.2$MacOSX_x86 LibreOffice_project/7e4286b58adc75a14f6d83f53a03b6c11fa2903</meta:generator>
    <meta:editing-duration>P0D</meta:editing-duration>
    <meta:editing-cycles>1</meta:editing-cycles>
    <meta:document-statistic meta:object-count="20"/>
  </office:meta>
</office:document-meta>
</file>